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15a0" officeooo:paragraph-rsid="001915a0"/>
    </style:style>
    <style:style style:name="P2" style:family="paragraph" style:parent-style-name="Standard">
      <style:text-properties officeooo:rsid="001915a0" officeooo:paragraph-rsid="001915a0"/>
    </style:style>
    <style:style style:name="P3" style:family="paragraph" style:parent-style-name="Standard">
      <style:text-properties officeooo:rsid="001915a0" officeooo:paragraph-rsid="001f30c0"/>
    </style:style>
    <style:style style:name="P4" style:family="paragraph" style:parent-style-name="Standard">
      <style:text-properties officeooo:rsid="001f30c0" officeooo:paragraph-rsid="001f30c0"/>
    </style:style>
    <style:style style:name="P5" style:family="paragraph" style:parent-style-name="Standard">
      <style:text-properties officeooo:paragraph-rsid="001f30c0"/>
    </style:style>
    <style:style style:name="T1" style:family="text">
      <style:text-properties officeooo:rsid="001b86de"/>
    </style:style>
    <style:style style:name="T2" style:family="text">
      <style:text-properties officeooo:rsid="001e2c15"/>
    </style:style>
    <style:style style:name="T3" style:family="text">
      <style:text-properties officeooo:rsid="001f3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<text:span text:style-name="T1">2.</text:span><text:span text:style-name="T2">2</text:span></text:p>
      <text:p text:style-name="P2"/>
      <text:p text:style-name="P2">El campo “peso” de Campana cambia el tipo de datos a real (número con decimales) </text:p>
      <text:p text:style-name="P2">ALTER TABLE <text:span text:style-name="T3">numero_campana</text:span> MODIFY <text:span text:style-name="T3">peso</text:span> <text:span text:style-name="T3">DOUBLE</text:span>; </text:p>
      <text:p text:style-name="P2"/>
      <text:p text:style-name="P2">Las participación de la entidad Campana en “Tocar” es (1,1) ahora </text:p>
      <text:p text:style-name="P2">ALTER TABLE <text:span text:style-name="T3">campana</text:span> MODIFY <text:span text:style-name="T3">identificador </text:span>CHAR(6) <text:span text:style-name="T3">NOTNULL</text:span>; </text:p>
      <text:p text:style-name="P2"/>
      <text:p text:style-name="P2">El atributo “dni” de Campanero cambia de varchar(9) a varchar(10) </text:p>
      <text:p text:style-name="P3">ALTER TABLE <text:span text:style-name="T3">campanero</text:span> MODIFY <text:span text:style-name="T3">dni</text:span> <text:span text:style-name="T3">VARCHAR(10)</text:span>; </text:p>
      <text:p text:style-name="P3"/>
      <text:p text:style-name="P4">Ejercicio 2.3</text:p>
      <text:p text:style-name="P4"/>
      <text:p text:style-name="P4">Crea una campana con número 1, peso 1000 kg, estado operativo “Si”, para el campanario “STMAGDALA”, nombre “Santa María Magdalena” </text:p>
      <text:p text:style-name="P4"/>
      <text:p text:style-name="P4">INSERT INTO campana (peso, identificador, operativa, campanario, nombre) </text:p>
      <text:p text:style-name="P4">VALUES (‘1000’,’1’,’si’,’STMAGDALA’,’Santa María Magdalena);</text:p>
      <text:p text:style-name="P4"/>
      <text:p text:style-name="P5">Crea 1 campanero con los siguientes datos: ▪ DNI “1111A”, nombre “Manolo”, apellidos “El del bombo”. </text:p>
      <text:p text:style-name="P5"/>
      <text:p text:style-name="P4">INSERT INTO campanero (dni, nombre, apellidos)</text:p>
      <text:p text:style-name="P4">VALUES (‘1111A’, ‘Manolo’, ‘El del bombo’);</text:p>
      <text:p text:style-name="P4"/>
      <text:p text:style-name="P4"/>
      <text:p text:style-name="P4">El campanero Manolo toca la campana número 1 </text:p>
      <text:p text:style-name="P4"/>
      <text:p text:style-name="P4">UPDATE campanero </text:p>
      <text:p text:style-name="P4">SET campana = ‘1’</text:p>
      <text:p text:style-name="P4">WHERE <text:s/>nombre = ‘Manolo’ ;</text:p>
      <text:p text:style-name="P4"/>
      <text:p text:style-name="P4">Actualiza la fecha de fabricación de la campana número 1 a 8/07/1972. </text:p>
      <text:p text:style-name="P4"/>
      <text:p text:style-name="P4">UPDATE campana </text:p>
      <text:p text:style-name="P4">SET fecha_fab = ‘8/07/1972’</text:p>
      <text:p text:style-name="P4">WHERE identificador = ‘1’ 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5a0" officeooo:paragraph-rsid="00191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<text:tab/><text:tab/>52659570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5:46:31.437000000</meta:creation-date>
    <dc:date>2023-01-18T17:11:02.201000000</dc:date>
    <meta:editing-duration>PT41M33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3" meta:word-count="166" meta:character-count="1125" meta:non-whitespace-character-count="967"/>
  </office:meta>
</office:document-meta>
</file>